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ifyDetail.get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yDetail.setDetailId( int detail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yDetail.setArgs( List &lt; String &gt;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yDetail.getDes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yDetail.getDetai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yDetail.getTemplat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yDetail.getHo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yDetail.setSrcId( int src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yDetail.setTemplateId( int templat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yDetail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tifyDetail.setFoundTime( Date found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yDetail.getSrc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yDetail.setHotId( int ho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yDetail.isDispl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yDetail.getFound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yDetail.setDisplay( boolean disp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yDetail.setDestId( int des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yDetail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